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874cm" style:use-optimal-column-width="false"/>
    </style:style>
    <style:style style:name="co2" style:family="table-column">
      <style:table-column-properties style:column-width="75.938cm" style:use-optimal-column-width="false"/>
    </style:style>
    <style:style style:name="co3" style:family="table-column">
      <style:table-column-properties style:column-width="79.515cm" style:use-optimal-column-width="false"/>
    </style:style>
    <style:style style:name="co4" style:family="table-column">
      <style:table-column-properties style:column-width="6.926cm" style:use-optimal-column-width="false"/>
    </style:style>
    <style:style style:name="co5" style:family="table-column">
      <style:table-column-properties style:column-width="152.249cm" style:use-optimal-column-width="false"/>
    </style:style>
    <style:style style:name="co6" style:family="table-column">
      <style:table-column-properties style:column-width="139.83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style:style style:name="P6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T1" style:family="text">
      <style:text-properties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erif" style:font-size-asian="180pt" style:font-weight-asian="normal" style:font-name-complex="Liberation Serif" style:font-size-complex="180pt" style:font-weight-complex="normal"/>
    </style:style>
    <style:style style:name="T3" style:family="text">
      <style:text-properties style:font-name="Alvi Nastaleeq" fo:font-size="200pt" fo:font-weight="normal" style:font-name-asian="Liberation Serif" style:font-size-asian="200pt" style:font-weight-asian="normal" style:font-name-complex="Alvi Nastaleeq" style:font-size-complex="200pt" style:font-weight-complex="normal"/>
    </style:style>
    <style:style style:name="T4" style:family="text">
      <style:text-properties style:font-name="Tahoma" fo:font-size="180pt" fo:font-weight="normal" style:font-name-asian="Liberation Serif" style:font-size-asian="180pt" style:font-weight-asian="normal" style:font-name-complex="Alvi Nastaleeq" style:font-size-complex="1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68.21cm" svg:height="114.54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style-name="ce2" table:number-columns-spanned="2">
                <text:p text:style-name="P1"><text:span text:style-name="T1">چاند کو دیکھ کے صغری نے کہا ہائے حسین</text:span><text:span text:style-name="T1"><text:line-break/></text:span><text:span text:style-name="T1">آگیا ماه محرم پر نہیں آئے حسین</text:span></text:p>
              </table:table-cell>
              <table:covered-table-cell table:style-name="ce2"/>
              <table:table-cell/>
              <table:table-cell table:style-name="ce3" table:number-columns-spanned="2">
                <text:p text:style-name="P2"><text:span text:style-name="T2">Chand ko dekh ke Sughra ne kaha haye Hussain</text:span><text:span text:style-name="T2"><text:line-break/></text:span><text:span text:style-name="T2">Aageya mah e muharram haan nahi aaye Hussain </text:span></text:p>
              </table:table-cell>
              <table:covered-table-cell table:style-name="ce4"/>
              <table:table-cell/>
            </table:table-row>
            <table:table-row table:style-name="ro1" table:default-cell-style-name="ce1">
              <table:table-cell>
                <text:p text:style-name="P3"><text:span text:style-name="T3">2</text:span></text:p>
              </table:table-cell>
              <table:table-cell table:style-name="ce5">
                <text:p text:style-name="P4"><text:span text:style-name="T3">آپ آئے نہ خبر آئی نہ اکبر آئے</text:span><text:span text:style-name="T3"><text:line-break/></text:span><text:span text:style-name="T3">کیسے اِس حال میں صغری سے جیا جائے حسین</text:span></text:p>
              </table:table-cell>
              <table:table-cell table:style-name="ce5">
                <text:p text:style-name="P4"><text:span text:style-name="T3">یاد پردیس میں آتی ہے لحد اماں کی</text:span><text:span text:style-name="T3"><text:line-break/></text:span><text:span text:style-name="T3">دل کا احوال سُنانے کو کہاں جائے حسین</text:span></text:p>
              </table:table-cell>
              <table:table-cell>
                <text:p text:style-name="P3"><text:span text:style-name="T3">1</text:span></text:p>
              </table:table-cell>
              <table:table-cell table:style-name="ce4">
                <text:p text:style-name="P5"><text:span text:style-name="T4">Yaad pardais main aati hai lahad amman ki</text:span><text:span text:style-name="T4"><text:line-break/></text:span><text:span text:style-name="T4">Dil ka ahwal sunane ko kahan jaye Hussain</text:span></text:p>
              </table:table-cell>
              <table:table-cell table:style-name="ce4">
                <text:p text:style-name="P5"><text:span text:style-name="T4">Aap aaye na khabar aayi na Akbar aaye</text:span><text:span text:style-name="T4"><text:line-break/></text:span><text:span text:style-name="T4">Kaisay is haal main Sughra se jiya jaye Hussain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4</text:span></text:p>
              </table:table-cell>
              <table:table-cell table:style-name="ce5">
                <text:p text:style-name="P4"><text:span text:style-name="T3">کوئی تصویر تو زہرا کی رہی پردے میں</text:span><text:span text:style-name="T3"><text:line-break/></text:span><text:span text:style-name="T3">یہ تو اچھا ہوا صغری کو نہیں لائے حسین</text:span></text:p>
              </table:table-cell>
              <table:table-cell table:style-name="ce5">
                <text:p text:style-name="P4"><text:span text:style-name="T3">جب سے يه چاند محرم کا نظر آیا ہے</text:span><text:span text:style-name="T3"><text:line-break/></text:span><text:span text:style-name="T3">اماں روتی ہیں تجھے اے میرے ماں جائے حسین</text:span></text:p>
              </table:table-cell>
              <table:table-cell>
                <text:p text:style-name="P3"><text:span text:style-name="T3">3</text:span></text:p>
              </table:table-cell>
              <table:table-cell table:style-name="ce4">
                <text:p text:style-name="P5"><text:span text:style-name="T4">Jab se ye chand muharram ka nazar aaya hai</text:span><text:span text:style-name="T4"><text:line-break/></text:span><text:span text:style-name="T4">Amma roti hai tujhe ay mere maa jaye Hussain </text:span></text:p>
              </table:table-cell>
              <table:table-cell table:style-name="ce4">
                <text:p text:style-name="P5"><text:span text:style-name="T4">Koi tasweer to Zahra ki rahi parde main</text:span><text:span text:style-name="T4"><text:line-break/></text:span><text:span text:style-name="T4">Ye to acha huwa Sughra ko nahi laye Hussain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6</text:span></text:p>
              </table:table-cell>
              <table:table-cell table:style-name="ce5">
                <text:p text:style-name="P4"><text:span text:style-name="T3">عید بھی سوگ کے عالم میں گزاری اُس نے</text:span><text:span text:style-name="T3"><text:line-break/></text:span><text:span text:style-name="T3">ہائے اکبر کبھی کہتی تھی کبھی ہائے حسین</text:span></text:p>
              </table:table-cell>
              <table:table-cell table:style-name="ce5">
                <text:p text:style-name="P4"><text:span text:style-name="T3">نام پر شاہ نے اکبر کے خریدی ہے زمیں</text:span><text:span text:style-name="T3"><text:line-break/></text:span><text:span text:style-name="T3">کیسے جاگیر تجھے بھائی کی دکھلائے حسین</text:span></text:p>
              </table:table-cell>
              <table:table-cell>
                <text:p text:style-name="P3"><text:span text:style-name="T3">4</text:span></text:p>
              </table:table-cell>
              <table:table-cell table:style-name="ce4">
                <text:p text:style-name="P5"><text:span text:style-name="T4">Naam par Shah ne Akbar ke kharidi hai zameen</text:span><text:span text:style-name="T4"><text:line-break/></text:span><text:span text:style-name="T4">Kaisay jaagir tujhe bhai ki dikhlaye Hussain </text:span></text:p>
              </table:table-cell>
              <table:table-cell table:style-name="ce4">
                <text:p text:style-name="P5"><text:span text:style-name="T4">Eid bhi sog ke aalam main guzari us ne</text:span><text:span text:style-name="T4"><text:line-break/></text:span><text:span text:style-name="T4">Haye Akbar kabhi kahti thi kabhi haye Hussain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">8</text:span></text:p>
              </table:table-cell>
              <table:table-cell table:style-name="ce5">
                <text:p text:style-name="P4"><text:span text:style-name="T3">ایک اک بیٹی سے رخصت ہوئے خیمے میں مگر</text:span><text:span text:style-name="T3"><text:line-break/></text:span><text:span text:style-name="T3">ہائے افسوس کہ صغری سے نہ مل پائے حسین</text:span></text:p>
              </table:table-cell>
              <table:table-cell table:style-name="ce5">
                <text:p text:style-name="P4"><text:span text:style-name="T3">مستقل شاہ کی آنکھوں سے تھے آنسوں جاری</text:span><text:span text:style-name="T3"><text:line-break/></text:span><text:span text:style-name="T3">خطِ صغری کو مکمل نہیں پڑھ پائے حسین</text:span></text:p>
              </table:table-cell>
              <table:table-cell>
                <text:p text:style-name="P3"><text:span text:style-name="T3">5</text:span></text:p>
              </table:table-cell>
              <table:table-cell table:style-name="ce4">
                <text:p text:style-name="P5"><text:span text:style-name="T4">Mustaqil Shah ki aakhon se thay aansun jari</text:span><text:span text:style-name="T4"><text:line-break/></text:span><text:span text:style-name="T4">Khat-e-Sughra ko mukammal nahi parh paye Hussain</text:span></text:p>
              </table:table-cell>
              <table:table-cell table:style-name="ce4">
                <text:p text:style-name="P5"><text:span text:style-name="T4">Aik ik beti se rukhsat huwe khamein main magar</text:span><text:span text:style-name="T4"><text:line-break/></text:span><text:span text:style-name="T4">Haye afsos ke Sughra se na mil paye Hussain 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1" table:default-cell-style-name="ce1">
              <table:table-cell/>
              <table:table-cell table:style-name="ce6" table:number-columns-spanned="2">
                <text:p text:style-name="P6"><text:span text:style-name="T3">لکھ کے نوحہ یہ تکلم نے دُعا مانگی ہے</text:span><text:span text:style-name="T3"><text:line-break/></text:span><text:span text:style-name="T3">ہر عزادار کو عاشور پے بلوائے حسین</text:span></text:p>
              </table:table-cell>
              <table:covered-table-cell table:style-name="ce6"/>
              <table:table-cell>
                <text:p text:style-name="P3"><text:span text:style-name="T3">9</text:span></text:p>
              </table:table-cell>
              <table:table-cell table:style-name="ce4" table:number-columns-spanned="2">
                <text:p text:style-name="P5"><text:span text:style-name="T4">Likh ke noha ye takallum ne dua magi hai</text:span><text:span text:style-name="T4"><text:line-break/></text:span><text:span text:style-name="T4">Har azadar ko aashur pe bulwaye Hussain</text:span></text:p>
              </table:table-cell>
              <table:covered-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68.21cm" fo:page-height="114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46:05.632229000</dc:date>
    <meta:editing-duration>PT28M11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